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TERATIONS</text:p>
          </table:table-cell>
          <table:table-cell/>
          <table:table-cell office:value-type="string" calcext:value-type="string">
            <text:p>CG</text:p>
          </table:table-cell>
          <table:table-cell table:number-columns-repeated="6"/>
          <table:table-cell office:value-type="string" calcext:value-type="string">
            <text:p>GM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s Per Sid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A3]+1)^2*(20*[.A3]+1)*3" office:value-type="float" office:value="19683" calcext:value-type="float">
            <text:p>19683</text:p>
          </table:table-cell>
          <table:table-cell office:value-type="float" office:value="0" calcext:value-type="float">
            <text:p>0</text:p>
          </table:table-cell>
          <table:table-cell office:value-type="float" office:value="3464" calcext:value-type="float">
            <text:p>3464</text:p>
          </table:table-cell>
          <table:table-cell office:value-type="string" calcext:value-type="string">
            <text:p>Diverged </text:p>
          </table:table-cell>
          <table:table-cell office:value-type="string" calcext:value-type="string">
            <text:p>Diverged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*[.A4]+1)^2*(20*[.A4]+1)*3" office:value-type="float" office:value="139587" calcext:value-type="float">
            <text:p>139587</text:p>
          </table:table-cell>
          <table:table-cell office:value-type="float" office:value="0" calcext:value-type="float">
            <text:p>0</text:p>
          </table:table-cell>
          <table:table-cell office:value-type="float" office:value="8391" calcext:value-type="float">
            <text:p>8391</text:p>
          </table:table-cell>
          <table:table-cell office:value-type="float" office:value="7861" calcext:value-type="float">
            <text:p>7861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*[.A5]+1)^2*(20*[.A5]+1)*3" office:value-type="float" office:value="265923" calcext:value-type="float">
            <text:p>265923</text:p>
          </table:table-cell>
          <table:table-cell office:value-type="float" office:value="0" calcext:value-type="float">
            <text:p>0</text:p>
          </table:table-cell>
          <table:table-cell office:value-type="float" office:value="9951" calcext:value-type="float">
            <text:p>9951</text:p>
          </table:table-cell>
          <table:table-cell office:value-type="float" office:value="6249" calcext:value-type="float">
            <text:p>6249</text:p>
          </table:table-cell>
          <table:table-cell office:value-type="float" office:value="4384" calcext:value-type="float">
            <text:p>4384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*[.A6]+1)^2*(20*[.A6]+1)*3" office:value-type="float" office:value="708963" calcext:value-type="float">
            <text:p>708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08" calcext:value-type="float">
            <text:p>9608</text:p>
          </table:table-cell>
          <table:table-cell office:value-type="float" office:value="6706" calcext:value-type="float">
            <text:p>6706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*[.A7]+1)^2*(20*[.A7]+1)*3" office:value-type="float" office:value="1482627" calcext:value-type="float">
            <text:p>14826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 of mem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one: 18</text:p>
          </table:table-cell>
          <table:table-cell table:formula="of:=[.B7]" office:value-type="float" office:value="1482627" calcext:value-type="float">
            <text:p>1482627</text:p>
          </table:table-cell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PU TIME (s)</text:p>
          </table:table-cell>
          <table:table-cell/>
          <table:table-cell office:value-type="string" calcext:value-type="string">
            <text:p>CG</text:p>
          </table:table-cell>
          <table:table-cell table:number-columns-repeated="6"/>
          <table:table-cell office:value-type="string" calcext:value-type="string">
            <text:p>GM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s Per Sid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A12]+1)^2*(20*[.A12]+1)*3" office:value-type="float" office:value="19683" calcext:value-type="float">
            <text:p>19683</text:p>
          </table:table-cell>
          <table:table-cell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*[.A13]+1)^2*(20*[.A13]+1)*3" office:value-type="float" office:value="139587" calcext:value-type="float">
            <text:p>139587</text:p>
          </table:table-cell>
          <table:table-cell office:value-type="float" office:value="0" calcext:value-type="float">
            <text:p>0</text:p>
          </table:table-cell>
          <table:table-cell office:value-type="float" office:value="634.7" calcext:value-type="float">
            <text:p>634.7</text:p>
          </table:table-cell>
          <table:table-cell office:value-type="float" office:value="594.4" calcext:value-type="float">
            <text:p>594.4</text:p>
          </table:table-cell>
          <table:table-cell office:value-type="float" office:value="729.1" calcext:value-type="float">
            <text:p>729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*[.A14]+1)^2*(20*[.A14]+1)*3" office:value-type="float" office:value="265923" calcext:value-type="float">
            <text:p>265923</text:p>
          </table:table-cell>
          <table:table-cell office:value-type="float" office:value="0" calcext:value-type="float">
            <text:p>0</text:p>
          </table:table-cell>
          <table:table-cell office:value-type="float" office:value="1353.1" calcext:value-type="float">
            <text:p>1353.1</text:p>
          </table:table-cell>
          <table:table-cell office:value-type="float" office:value="1494.2" calcext:value-type="float">
            <text:p>1494.2</text:p>
          </table:table-cell>
          <table:table-cell office:value-type="float" office:value="1817.9" calcext:value-type="float">
            <text:p>1817.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*[.A15]+1)^2*(20*[.A15]+1)*3" office:value-type="float" office:value="708963" calcext:value-type="float">
            <text:p>708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97.7" calcext:value-type="float">
            <text:p>6297.7</text:p>
          </table:table-cell>
          <table:table-cell office:value-type="float" office:value="7700.4" calcext:value-type="float">
            <text:p>7700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*[.A16]+1)^2*(20*[.A16]+1)*3" office:value-type="float" office:value="1482627" calcext:value-type="float">
            <text:p>14826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M (Bytes)</text:p>
          </table:table-cell>
          <table:table-cell/>
          <table:table-cell office:value-type="string" calcext:value-type="string">
            <text:p>CG</text:p>
          </table:table-cell>
          <table:table-cell table:number-columns-repeated="6"/>
          <table:table-cell office:value-type="string" calcext:value-type="string">
            <text:p>GM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s Per Side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ILU 0 </text:p>
          </table:table-cell>
          <table:table-cell office:value-type="string" calcext:value-type="string">
            <text:p>ILU 1</text:p>
          </table:table-cell>
          <table:table-cell office:value-type="string" calcext:value-type="string">
            <text:p>ILU 2</text:p>
          </table:table-cell>
          <table:table-cell office:value-type="string" calcext:value-type="string">
            <text:p>ILU 3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S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A20]+1)^2*(20*[.A20]+1)*3" office:value-type="float" office:value="19683" calcext:value-type="float">
            <text:p>19683</text:p>
          </table:table-cell>
          <table:table-cell office:value-type="float" office:value="0" calcext:value-type="float">
            <text:p>0</text:p>
          </table:table-cell>
          <table:table-cell office:value-type="float" office:value="1418090976" calcext:value-type="float">
            <text:p>141809097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*[.A21]+1)^2*(20*[.A21]+1)*3" office:value-type="float" office:value="139587" calcext:value-type="float">
            <text:p>13958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*[.A22]+1)^2*(20*[.A22]+1)*3" office:value-type="float" office:value="265923" calcext:value-type="float">
            <text:p>265923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*[.A23]+1)^2*(20*[.A23]+1)*3" office:value-type="float" office:value="708963" calcext:value-type="float">
            <text:p>70896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*[.A24]+1)^2*(20*[.A24]+1)*3" office:value-type="float" office:value="1482627" calcext:value-type="float">
            <text:p>148262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10:32:42.192085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9:43:55.051502122</meta:creation-date>
    <dc:date>2019-01-14T11:52:33.391699767</dc:date>
    <meta:editing-duration>P8DT7H44M2S</meta:editing-duration>
    <meta:editing-cycles>9</meta:editing-cycles>
    <meta:generator>LibreOffice/5.1.6.2$Linux_X86_64 LibreOffice_project/10m0$Build-2</meta:generator>
    <meta:document-statistic meta:table-count="1" meta:cell-count="171" meta:object-count="0"/>
  </office:meta>
</office:document-meta>
</file>